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finitions</text:p>
      <text:p text:style-name="Standard"/>
      <text:p text:style-name="Standard">A <text:span text:style-name="T1">Scraper</text:span> is composed of three distinct executable pieces of code: the <text:span text:style-name="T1">Reader</text:span>, the <text:span text:style-name="T1">Detector</text:span>, and the <text:span text:style-name="T1">Collector</text:span>. <text:s/>Each executable piece of code has its own version control and editing environment.</text:p>
      <text:p text:style-name="Standard"/>
      <text:p text:style-name="Standard">The <text:span text:style-name="T1">Reader</text:span> is a piece of code that runs on a Virtual Machine and crawls through the target webpages, putting them into a shared cache of objects known as <text:span text:style-name="T1">Readings</text:span>. <text:s/>The Readers are run on a schedule set according to how often the target web-pages are expected to change. <text:s/>In TheyWorkForYou, the Reader is the PullGluePages() function.</text:p>
      <text:p text:style-name="Standard"/>
      <text:p text:style-name="Standard">A <text:span text:style-name="T1">Reading</text:span> object has various attributes and functions to help with decoding page of data, which may be in the form of HTML or a PDF document. <text:s/></text:p>
      <text:p text:style-name="Standard"/>
      <text:p text:style-name="Standard">The <text:span text:style-name="T1">Detector</text:span> is a piece of code containing two functions: </text:p>
      <text:p text:style-name="Standard"/>
      <text:p text:style-name="Standard"><text:s text:c="4"/>bool DoesApply(Reading)</text:p>
      <text:p text:style-name="Standard"><text:s text:c="4"/>list(map{key, value}) Parse(Reading)</text:p>
      <text:p text:style-name="Standard"/>
      <text:p text:style-name="Standard">The Scraperwiki tests the DoesApply() function against every new Reading object as it is created, and calls Parse() if true, depositing its returned list of key,value pair objects into the Key-Value database. <text:s/>When a Detector is edited, all Reading objects are re-tested, making it easy to find failures and unintended discrepancies between old and new results.</text:p>
      <text:p text:style-name="Standard"/>
      <text:p text:style-name="Standard">More than one Detector can apply to the same set of Readings, enabling programmers with incompatible styles of parser design to participate and compete for greater robustness.</text:p>
      <text:p text:style-name="Standard"/>
      <text:p text:style-name="Standard">A <text:span text:style-name="T1">Unit Detector</text:span> applies to only one Reading (the DoesApply() function returns true only for one URL) and returns a list of hard-coded results, allowing for human-parsed pages to be used either as a benchmark or as input.</text:p>
      <text:p text:style-name="Standard"/>
      <text:p text:style-name="Standard">A <text:span text:style-name="T1">Collector</text:span> is the second piece of code that runs automatically only when its inputs or its code is edited. <text:s/>It assembles the outputs from one or many Detectors, compares for consistency (checking general Detectors against Unit Detectors) and produces clean structured output into a database of model tables. <text:s/>Multiple Collectors can refer to the same Detectors in order to feed into different databases or cross-reference in different ways.</text:p>
      <text:p text:style-name="Standard"/>
      <text:p text:style-name="Standard">An <text:span text:style-name="T1">Observer</text:span> is how the database contents are viewed by the general public. <text:s/>It is likely to be an instantiation of the Django model-view-controller structure whose components are editable in order to make the data appear in diverse forms. <text:s/>For example, a scraping of the missing cats database could be seen as a bar-chart of number of missing cats by month, or as the top ten missing cats in your neighbourhood.</text:p>
      <text:p text:style-name="Standard"/>
      <text:p text:style-name="Standard">In the future, the Observer component of Scraperwiki will be installable on any webpage that is now minded to offer a full dump of its database “for your own use”. <text:s/>Usually, “for your own use” means importing the data into your own private database and writing scripts to analyse the statistics in ways that are useful to you. <text:s/>But chances are these analyses are actually interesting to everyone else, so why not enable the deposition of code for doing them onto the source webpage for everyone's benef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ulian Todd</meta:initial-creator>
    <meta:creation-date>2009-06-19T19:10:43</meta:creation-date>
    <dc:creator>Julian Todd</dc:creator>
    <dc:date>2009-07-20T08:59:35</dc:date>
    <meta:editing-cycles>4</meta:editing-cycles>
    <meta:editing-duration>PT6H56M22S</meta:editing-duration>
    <meta:user-defined meta:name="Info 1"/>
    <meta:user-defined meta:name="Info 2"/>
    <meta:user-defined meta:name="Info 3"/>
    <meta:user-defined meta:name="Info 4"/>
    <meta:document-statistic meta:table-count="0" meta:image-count="0" meta:object-count="0" meta:page-count="1" meta:paragraph-count="13" meta:word-count="493" meta:character-count="2921"/>
  </office:meta>
</office:document-meta>
</file>